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  <style:text-properties style:text-underline-style="none"/>
    </style:style>
    <style:style style:name="P4" style:family="paragraph" style:parent-style-name="Standard">
      <style:paragraph-properties fo:line-height="200%"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Thornton</text:p>
      <text:p text:style-name="P1">Phil 103</text:p>
      <text:p text:style-name="P1">Professor Denman</text:p>
      <text:p text:style-name="P1">Paper Assignment</text:p>
      <text:p text:style-name="P1">10/18/2016</text:p>
      <text:p text:style-name="P2"><text:tab/><text:span text:style-name="T1">Corporations versus the Market; or , Whip conflation now Critique</text:span></text:p>
      <text:p text:style-name="P5">Introduction:</text:p>
      <text:p text:style-name="P4"><text:tab/></text:p>
      <text:p text:style-name="P5">Summery:</text:p>
      <text:p text:style-name="P5">Critique:</text:p>
      <text:p text:style-name="P5">Conclusion: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06T17:23:30.74</meta:creation-date>
    <dc:date>2016-10-25T19:20:57.44</dc:date>
    <meta:editing-duration>PT7H13M2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2" meta:word-count="23" meta:character-count="174"/>
  </office:meta>
</office:document-meta>
</file>